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381e7" officeooo:paragraph-rsid="001381e7"/>
    </style:style>
    <style:style style:name="P2" style:family="paragraph" style:parent-style-name="Standard">
      <style:paragraph-properties fo:line-height="150%"/>
      <style:text-properties officeooo:rsid="00156f16" officeooo:paragraph-rsid="00156f16"/>
    </style:style>
    <style:style style:name="P3" style:family="paragraph" style:parent-style-name="Standard">
      <style:paragraph-properties fo:line-height="150%"/>
      <style:text-properties fo:font-weight="bold" officeooo:rsid="00156f16" officeooo:paragraph-rsid="00156f16" style:font-weight-asian="bold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font-size="16pt" fo:font-weight="bold" officeooo:rsid="001381e7" officeooo:paragraph-rsid="001381e7" style:font-size-asian="16pt" style:font-weight-asian="bold" style:font-size-complex="16pt" style:font-weight-complex="bold"/>
    </style:style>
    <style:style style:name="P5" style:family="paragraph" style:parent-style-name="Standard">
      <style:paragraph-properties fo:line-height="150%"/>
      <style:text-properties fo:font-size="11pt" officeooo:rsid="001702d5" officeooo:paragraph-rsid="001702d5" style:font-size-asian="11pt" style:font-size-complex="11pt"/>
    </style:style>
    <style:style style:name="P6" style:family="paragraph" style:parent-style-name="Standard">
      <style:paragraph-properties fo:line-height="150%"/>
      <style:text-properties fo:font-size="11pt" officeooo:rsid="00174fe6" officeooo:paragraph-rsid="00174fe6" style:font-size-asian="11pt" style:font-size-complex="11pt"/>
    </style:style>
    <style:style style:name="P7" style:family="paragraph" style:parent-style-name="Standard">
      <style:paragraph-properties fo:line-height="150%"/>
      <style:text-properties fo:font-size="11pt" officeooo:rsid="00192728" officeooo:paragraph-rsid="00192728" style:font-size-asian="11pt" style:font-size-complex="11pt"/>
    </style:style>
    <style:style style:name="P8" style:family="paragraph" style:parent-style-name="Standard">
      <style:text-properties fo:font-size="11pt" officeooo:rsid="0019a35b" officeooo:paragraph-rsid="0019a35b" style:font-size-asian="11pt" style:font-size-complex="11pt"/>
    </style:style>
    <style:style style:name="P9" style:family="paragraph" style:parent-style-name="Standard">
      <style:paragraph-properties fo:line-height="150%"/>
      <style:text-properties fo:font-size="11pt" officeooo:rsid="0019a35b" officeooo:paragraph-rsid="0019a35b" style:font-size-asian="11pt" style:font-size-complex="11pt"/>
    </style:style>
    <style:style style:name="P10" style:family="paragraph" style:parent-style-name="Standard">
      <style:paragraph-properties fo:line-height="150%"/>
      <style:text-properties fo:font-size="11pt" fo:font-weight="bold" officeooo:rsid="0019a35b" officeooo:paragraph-rsid="0019a35b" style:font-size-asian="11pt" style:font-weight-asian="bold" style:font-size-complex="11pt" style:font-weight-complex="bold"/>
    </style:style>
    <style:style style:name="P11" style:family="paragraph" style:parent-style-name="Standard">
      <style:paragraph-properties fo:line-height="150%"/>
      <style:text-properties fo:font-size="12pt" fo:font-weight="bold" officeooo:rsid="00174fe6" officeooo:paragraph-rsid="00174fe6" style:font-size-asian="12pt" style:font-weight-asian="bold" style:font-size-complex="12pt" style:font-weight-complex="bold"/>
    </style:style>
    <style:style style:name="T1" style:family="text">
      <style:text-properties officeooo:rsid="00174fe6"/>
    </style:style>
    <style:style style:name="T2" style:family="text">
      <style:text-properties officeooo:rsid="00192728"/>
    </style:style>
    <style:style style:name="T3" style:family="text">
      <style:text-properties officeooo:rsid="001af4b5"/>
    </style:style>
    <style:style style:name="T4" style:family="text">
      <style:text-properties officeooo:rsid="001c6d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es chiffres</text:p>
      <text:p text:style-name="P1"/>
      <text:p text:style-name="P3"><text:span text:style-name="T1">Tir</text:span> principal :</text:p>
      <text:p text:style-name="P2"/>
      <text:p text:style-name="P5">Inflige 45 points de dèagât par seconde, 2,25 par tics.</text:p>
      <text:p text:style-name="P5">La distance maximum du tir est de 10 mettres.</text:p>
      <text:p text:style-name="P5">Elle possède 200 munitions par chargeur.</text:p>
      <text:p text:style-name="P5">Consomme 20 munitions par secondes.</text:p>
      <text:p text:style-name="P6">La durée de l'immobilisation est de 1,5 secondes.</text:p>
      <text:p text:style-name="P5">Le temps de rechargement est de 1,5 secondes.</text:p>
      <text:p text:style-name="P5"/>
      <text:p text:style-name="P11">Tir secondaire <text:span text:style-name="T3">(pick de glace)</text:span> :</text:p>
      <text:p text:style-name="P5"/>
      <text:p text:style-name="P6">C'est un projéctil linéaire.</text:p>
      <text:p text:style-name="P6">Les dégâts diminue selon la distance, passe de 75 à 22 <text:span text:style-name="T2">(55 – 26 mètres).</text:span></text:p>
      <text:p text:style-name="P7">0,4 secondes avant que le tir parte, de plus le projectil n'est pas instantané.</text:p>
      <text:p text:style-name="P9">1,2 seconde<text:span text:style-name="T4">s</text:span> entre chaque tir (en comptant le temps qu'il met à partir).</text:p>
      <text:p text:style-name="P7">Consomme 25 de munitions par tir.</text:p>
      <text:p text:style-name="P7">Possede 200 munitions.</text:p>
      <text:p text:style-name="P9">Elle peut effectuer des pleines têtes.</text:p>
      <text:p text:style-name="P7"/>
      <text:p text:style-name="P10">Cryostase :</text:p>
      <text:p text:style-name="P9"/>
      <text:p text:style-name="P9">Un glaçon se forme autour d'elle qui la rend invinsible, mais ne peut pas bouger.</text:p>
      <text:p text:style-name="P9">Le glaçon soigne de 37,5 points de vie par secondes (150 maximum).</text:p>
      <text:p text:style-name="P9">Le sort dure 4 secondes maximum.</text:p>
      <text:p text:style-name="P9">Le temps de rechargement <text:span text:style-name="T4">est </text:span>de 12 secondes.</text:p>
      <text:p text:style-name="P9"/>
      <text:p text:style-name="P10">Mur de glace :</text:p>
      <text:p text:style-name="P9"/>
      <text:p text:style-name="P9">Elle crée 5 pil<text:span text:style-name="T4">liers</text:span> qui forme un mur.</text:p>
      <text:p text:style-name="P9">Chaque pillier possède 500 points de vie.</text:p>
      <text:p text:style-name="P9">Leurs hauteurs est de 35 mètres.</text:p>
      <text:p text:style-name="P9">Ils durent 4,5 secondes.</text:p>
      <text:p text:style-name="P9">Le temps de rechargement est de 10 secondes.</text:p>
      <text:p text:style-name="P9"/>
      <text:p text:style-name="P10">Blizzard :</text:p>
      <text:p text:style-name="P9"><text:soft-page-break/></text:p>
      <text:p text:style-name="P9">Envoie un projectile qui crée une zone d'effet de 10 mèttres.</text:p>
      <text:p text:style-name="P9">Immobilisera toute<text:span text:style-name="T4">s</text:span> les personnes qui resteront dans ça zone d'effet.</text:p>
      <text:p text:style-name="P9">Il inflige 20 points de dégâts par secondes (maximum 100).</text:p>
      <text:p text:style-name="P9">Le temps d'incantation est de 1,5 secondes minimum.</text:p>
      <text:p text:style-name="P9">L'effet dure 5 secondes.</text:p>
      <text:p text:style-name="P9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1M35S</meta:editing-duration>
    <meta:editing-cycles>6</meta:editing-cycles>
    <meta:generator>LibreOffice/5.2.5.1$Windows_x86 LibreOffice_project/0312e1a284a7d50ca85a365c316c7abbf20a4d22</meta:generator>
    <dc:date>2017-03-15T16:49:56.625000000</dc:date>
    <meta:document-statistic meta:table-count="0" meta:image-count="0" meta:object-count="0" meta:page-count="2" meta:paragraph-count="33" meta:word-count="242" meta:character-count="1372" meta:non-whitespace-character-count="1162"/>
    <meta:user-defined meta:name="Info 1"/>
    <meta:user-defined meta:name="Info 2"/>
    <meta:user-defined meta:name="Info 3"/>
    <meta:user-defined meta:name="Info 4"/>
  </office:meta>
</office:document-meta>
</file>